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15.984cm"/>
    </style:style>
    <style:style style:name="Table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5.984cm" fo:margin-left="0cm" table:align="left"/>
    </style:style>
    <style:style style:name="Table2.A" style:family="table-column">
      <style:table-column-properties style:column-width="15.984cm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5.984cm" fo:margin-left="0cm" table:align="left"/>
    </style:style>
    <style:style style:name="Table3.A" style:family="table-column">
      <style:table-column-properties style:column-width="15.984cm"/>
    </style:style>
    <style:style style:name="Table3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5.984cm" fo:margin-left="0cm" table:align="left"/>
    </style:style>
    <style:style style:name="Table4.A" style:family="table-column">
      <style:table-column-properties style:column-width="15.984cm"/>
    </style:style>
    <style:style style:name="Table4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4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5.984cm" fo:margin-left="0cm" table:align="left"/>
    </style:style>
    <style:style style:name="Table5.A" style:family="table-column">
      <style:table-column-properties style:column-width="15.984cm"/>
    </style:style>
    <style:style style:name="Table5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top="0cm" fo:margin-bottom="0cm" fo:text-align="justify" style:justify-single-word="false"/>
    </style:style>
    <style:style style:name="P2" style:family="paragraph" style:parent-style-name="Standard">
      <style:paragraph-properties fo:margin-top="0cm" fo:margin-bottom="0cm" fo:line-height="100%" fo:text-align="start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start" style:justify-single-word="false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style:font-size-asian="22pt" style:font-name-complex="Arial"/>
    </style:style>
    <style:style style:name="P5" style:family="paragraph" style:parent-style-name="Standard" style:list-style-name="L2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4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5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6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7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8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9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1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Listenabsatz" style:list-style-name="L1">
      <style:paragraph-properties fo:margin-top="0cm" fo:margin-bottom="0cm" fo:line-height="100%"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Listenabsatz" style:list-style-name="L1">
      <style:paragraph-properties fo:margin-top="0cm" fo:margin-bottom="0cm" fo:line-height="100%" fo:text-align="start" style:justify-single-word="false"/>
      <style:text-properties fo:font-weight="bold" style:font-weight-asian="bold"/>
    </style:style>
    <style:style style:name="P17" style:family="paragraph" style:parent-style-name="Listenabsatz" style:list-style-name="L1">
      <style:paragraph-properties fo:margin-top="0cm" fo:margin-bottom="0cm" fo:line-height="100%" fo:text-align="start" style:justify-single-word="false"/>
    </style:style>
    <style:style style:name="T1" style:family="text">
      <style:text-properties fo:font-weight="bold" style:font-weight-asian="bold"/>
    </style:style>
    <text:list-style style:name="L1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tion des Gruppentreffens <text:line-break/>IT-Projektmanagement</text:p>
      <text:p text:style-name="P1"><text:span text:style-name="Absatz-Standardschriftart"><text:span text:style-name="T1">Datum</text:span></text:span>: <text:tab/><text:tab/>12.04.2016</text:p>
      <text:p text:style-name="P1"><text:span text:style-name="Absatz-Standardschriftart"><text:span text:style-name="T1">Teilnehmer</text:span></text:span>: <text:tab/>Alexandra Koch, Gina Seckendorf, Jonathan Kloss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1. Besprechung, was bisher bearbeitet wurde. </text:p>
            <text:list xml:id="list7326378135792384409" text:style-name="L1">
              <text:list-item>
                <text:p text:style-name="P15">Nicht viel</text:p>
                <text:p text:style-name="P16"/>
              </text:list-item>
            </text:list>
          </table:table-cell>
        </table:table-row>
        <table:table-row>
          <table:table-cell table:style-name="Table1.A2" office:value-type="string">
            <text:p text:style-name="P2">2. Welche Aufgaben müssen nun noch erfüllt werden?</text:p>
            <text:list xml:id="list33533512" text:continue-numbering="true" text:style-name="L1">
              <text:list-item>
                <text:p text:style-name="P17">User Storys schreiben</text:p>
              </text:list-item>
              <text:list-item>
                <text:p text:style-name="P15">Projektplan erstellen</text:p>
              </text:list-item>
            </text:list>
            <text:p text:style-name="P3"/>
          </table:table-cell>
        </table:table-row>
        <table:table-row>
          <table:table-cell table:style-name="Table1.A1" office:value-type="string">
            <text:p text:style-name="P2">3. Ergebnisse</text:p>
            <text:list xml:id="list2440810413177761364" text:style-name="L2">
              <text:list-item>
                <text:p text:style-name="P5">User storys begonnen</text:p>
              </text:list-item>
              <text:list-item>
                <text:p text:style-name="P5">Informationen zur Erstellung eines Projektplans gesammelt</text:p>
              </text:list-item>
              <text:list-item>
                <text:p text:style-name="P5">E-Mail an Marco geschrieben<text:line-break/></text:p>
              </text:list-item>
            </text:list>
          </table:table-cell>
        </table:table-row>
        <table:table-row>
          <table:table-cell table:style-name="Table1.A1" office:value-type="string">
            <text:p text:style-name="P2">4. Aufgaben bis zum nächsten Treffen</text:p>
            <text:list xml:id="list5149702110357855990" text:style-name="L3">
              <text:list-item>
                <text:p text:style-name="P6">User storys detaillierter gestalten</text:p>
              </text:list-item>
              <text:list-item>
                <text:p text:style-name="P6">Zeitabschätzungen in Projektplan einfügen</text:p>
              </text:list-item>
              <text:list-item>
                <text:p text:style-name="P6">Aufgaben in Projektplan einfügen</text:p>
                <text:p text:style-name="P6"/>
              </text:list-item>
            </text:list>
          </table:table-cell>
        </table:table-row>
      </table:table>
      <text:p text:style-name="Standard"/>
      <text:p text:style-name="P4">Dokumentation des Gruppentreffens <text:line-break/>IT-Projektmanagement</text:p>
      <text:p text:style-name="P1"><text:span text:style-name="Absatz-Standardschriftart"><text:span text:style-name="T1">Datum</text:span></text:span>: <text:tab/><text:tab/>19.04.2016</text:p>
      <text:p text:style-name="P1"><text:span text:style-name="Absatz-Standardschriftart"><text:span text:style-name="T1">Teilnehmer</text:span></text:span>: <text:tab/>Alexandra Koch, Gina Seckendorf, Jonathan Kloss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1. Besprechung, was bisher bearbeitet wurde. </text:p>
            <text:list xml:id="list33535137" text:continue-list="list33533512" text:style-name="L1">
              <text:list-item>
                <text:p text:style-name="P15">User Storys fertiggestellt</text:p>
              </text:list-item>
              <text:list-item>
                <text:p text:style-name="P15">Spielablauf begonnen zu visualisieren</text:p>
              </text:list-item>
              <text:list-item>
                <text:p text:style-name="P15">Aufgaben in Projektplan eingefügt</text:p>
                <text:p text:style-name="P16"/>
              </text:list-item>
            </text:list>
          </table:table-cell>
        </table:table-row>
        <table:table-row>
          <table:table-cell table:style-name="Table2.A2" office:value-type="string">
            <text:p text:style-name="P2">2. Welche Aufgaben müssen nun noch erfüllt werden?</text:p>
            <text:list xml:id="list33534618" text:continue-numbering="true" text:style-name="L1">
              <text:list-item>
                <text:p text:style-name="P15">Spielablaufmodell fertigstellen</text:p>
              </text:list-item>
              <text:list-item>
                <text:p text:style-name="P15">Android Studio zum Laufen bringen</text:p>
              </text:list-item>
            </text:list>
            <text:p text:style-name="P3"/>
          </table:table-cell>
        </table:table-row>
        <table:table-row>
          <table:table-cell table:style-name="Table2.A1" office:value-type="string">
            <text:p text:style-name="P2">3. Ergebnisse</text:p>
            <text:list xml:id="list4134198029556782983" text:style-name="L4">
              <text:list-item>
                <text:p text:style-name="P7">an Spielablauf weitergearbeitet</text:p>
              </text:list-item>
              <text:list-item>
                <text:p text:style-name="P7">Projektplan fertiggestellt</text:p>
              </text:list-item>
              <text:list-item>
                <text:p text:style-name="P7">Android Studio erfolgreich auf allen Computern installiert</text:p>
              </text:list-item>
              <text:list-item>
                <text:p text:style-name="P7">neues Repo für Code erstellt<text:line-break/></text:p>
              </text:list-item>
            </text:list>
          </table:table-cell>
        </table:table-row>
        <table:table-row>
          <table:table-cell table:style-name="Table2.A1" office:value-type="string">
            <text:p text:style-name="P2">4. Aufgaben bis zum nächsten Treffen</text:p>
            <text:list xml:id="list3646468623035712904" text:style-name="L5">
              <text:list-item>
                <text:p text:style-name="P8"/>
                <text:p text:style-name="P8"/>
              </text:list-item>
            </text:list>
          </table:table-cell>
        </table:table-row>
      </table:table>
      <text:p text:style-name="Standard"/>
      <text:p text:style-name="P4">Dokumentation des Gruppentreffens <text:line-break/>IT-Projektmanagement</text:p>
      <text:p text:style-name="P1"><text:span text:style-name="Absatz-Standardschriftart"><text:span text:style-name="T1">Datum</text:span></text:span>: <text:tab/><text:tab/>26.04.2016</text:p>
      <text:p text:style-name="P1"><text:span text:style-name="Absatz-Standardschriftart"><text:span text:style-name="T1">Teilnehmer</text:span></text:span>: <text:tab/>Alexandra Koch, Gina Seckendorf, Jonathan Kloss</text:p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1. Besprechung, was bisher bearbeitet wurde. </text:p>
            <text:list xml:id="list33552545" text:continue-list="list33534618" text:style-name="L1">
              <text:list-item>
                <text:p text:style-name="P15">Treffen mit Marco</text:p>
                <text:p text:style-name="P16"/>
              </text:list-item>
            </text:list>
          </table:table-cell>
        </table:table-row>
        <table:table-row>
          <table:table-cell table:style-name="Table3.A2" office:value-type="string">
            <text:p text:style-name="P2">2. Welche Aufgaben müssen nun noch erfüllt werden?</text:p>
            <text:list xml:id="list33541611" text:continue-numbering="true" text:style-name="L1">
              <text:list-item>
                <text:p text:style-name="P15">Entscheidung, wie Spielleiter ersetzt werden kann</text:p>
              </text:list-item>
              <text:list-item>
                <text:p text:style-name="P15">Anfoderungen aufschreiben</text:p>
              </text:list-item>
              <text:list-item>
                <text:p text:style-name="P15">Kritik eingearbeitet</text:p>
              </text:list-item>
            </text:list>
            <text:p text:style-name="P3"/>
          </table:table-cell>
        </table:table-row>
        <table:table-row>
          <table:table-cell table:style-name="Table3.A1" office:value-type="string">
            <text:p text:style-name="P2">3. Ergebnisse</text:p>
            <text:list xml:id="list2011457546078621270" text:style-name="L6">
              <text:list-item>
                <text:p text:style-name="P9">Spielleiter wird ersetzt</text:p>
              </text:list-item>
              <text:list-item>
                <text:p text:style-name="P9">Nacht- und Tagphase bleiben erhalten</text:p>
              </text:list-item>
              <text:list-item>
                <text:p text:style-name="P9">Anfoderungen definiert</text:p>
              </text:list-item>
              <text:list-item>
                <text:p text:style-name="P9">User Story angepasst<text:line-break/></text:p>
              </text:list-item>
            </text:list>
          </table:table-cell>
        </table:table-row>
        <table:table-row>
          <table:table-cell table:style-name="Table3.A1" office:value-type="string">
            <text:p text:style-name="P2">4. Aufgaben bis zum nächsten Treffen</text:p>
            <text:list xml:id="list6654716235185364785" text:style-name="L7">
              <text:list-item>
                <text:p text:style-name="P10">Grobe Visualisierung des Ablaufs</text:p>
                <text:p text:style-name="P10"/>
              </text:list-item>
            </text:list>
          </table:table-cell>
        </table:table-row>
      </table:table>
      <text:p text:style-name="Standard"/>
      <text:p text:style-name="P4">Dokumentation des Gruppentreffens <text:line-break/>IT-Projektmanagement</text:p>
      <text:p text:style-name="P1"><text:span text:style-name="Absatz-Standardschriftart"><text:span text:style-name="T1">Datum</text:span></text:span>: <text:tab/>03.05.2016</text:p>
      <text:p text:style-name="P1"><text:span text:style-name="Absatz-Standardschriftart"><text:span text:style-name="T1">Teilnehmer</text:span></text:span>: <text:tab/>Alexandra Koch, Gina Seckendorf, Jonathan Kloss</text:p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1. Besprechung, was bisher bearbeitet wurde. </text:p>
            <text:list xml:id="list33546847" text:continue-list="list33541611" text:style-name="L1">
              <text:list-item>
                <text:p text:style-name="P15">Screens für entsprechende Rollen hinzugefügt</text:p>
                <text:p text:style-name="P16"/>
              </text:list-item>
            </text:list>
          </table:table-cell>
        </table:table-row>
        <table:table-row>
          <table:table-cell table:style-name="Table4.A2" office:value-type="string">
            <text:p text:style-name="P2">2. Welche Aufgaben müssen nun noch erfüllt werden?</text:p>
            <text:list xml:id="list33556680" text:continue-numbering="true" text:style-name="L1">
              <text:list-item>
                <text:p text:style-name="P15">Anforderungen festlegen</text:p>
              </text:list-item>
            </text:list>
            <text:p text:style-name="P3"/>
          </table:table-cell>
        </table:table-row>
        <table:table-row>
          <table:table-cell table:style-name="Table4.A1" office:value-type="string">
            <text:p text:style-name="P2">3. Ergebnisse</text:p>
            <text:list xml:id="list8673645794623658438" text:style-name="L8">
              <text:list-item>
                <text:p text:style-name="P11">Anforderungen festgelegt<text:line-break/></text:p>
              </text:list-item>
            </text:list>
          </table:table-cell>
        </table:table-row>
        <table:table-row>
          <table:table-cell table:style-name="Table4.A1" office:value-type="string">
            <text:p text:style-name="P2">4. Aufgaben bis zum nächsten Treffen</text:p>
            <text:list xml:id="list293771825092786789" text:style-name="L9">
              <text:list-item>
                <text:p text:style-name="P12">-</text:p>
                <text:p text:style-name="P12"/>
              </text:list-item>
            </text:list>
          </table:table-cell>
        </table:table-row>
      </table:table>
      <text:p text:style-name="Standard"/>
      <text:p text:style-name="P4">Dokumentation des Gruppentreffens <text:line-break/>IT-Projektmanagement</text:p>
      <text:p text:style-name="P1"><text:span text:style-name="Absatz-Standardschriftart"><text:span text:style-name="T1">Datum</text:span></text:span>: <text:tab/><text:tab/></text:p>
      <text:p text:style-name="P1"><text:span text:style-name="Absatz-Standardschriftart"><text:span text:style-name="T1">Teilnehmer</text:span></text:span>: <text:tab/>Alexandra Koch, Gina Seckendorf, Jonathan Kloss</text:p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1. Besprechung, was bisher bearbeitet wurde. </text:p>
            <text:list xml:id="list33540162" text:continue-list="list33556680" text:style-name="L1">
              <text:list-item>
                <text:p text:style-name="P15"/>
                <text:p text:style-name="P16"/>
              </text:list-item>
            </text:list>
          </table:table-cell>
        </table:table-row>
        <table:table-row>
          <table:table-cell table:style-name="Table5.A2" office:value-type="string">
            <text:p text:style-name="P2">2. Welche Aufgaben müssen nun noch erfüllt werden?</text:p>
            <text:list xml:id="list33560553" text:continue-numbering="true" text:style-name="L1">
              <text:list-item>
                <text:p text:style-name="P15"/>
              </text:list-item>
            </text:list>
            <text:p text:style-name="P3"/>
          </table:table-cell>
        </table:table-row>
        <table:table-row>
          <table:table-cell table:style-name="Table5.A1" office:value-type="string">
            <text:p text:style-name="P2">2. Ergebnisse</text:p>
            <text:list xml:id="list9173251839045164082" text:style-name="L10">
              <text:list-item>
                <text:p text:style-name="P13"><text:line-break/></text:p>
              </text:list-item>
            </text:list>
          </table:table-cell>
        </table:table-row>
        <table:table-row>
          <table:table-cell table:style-name="Table5.A1" office:value-type="string">
            <text:p text:style-name="P2">4. Aufgaben bis zum nächsten Treffen</text:p>
            <text:list xml:id="list3645298066321979296" text:style-name="L11">
              <text:list-item>
                <text:p text:style-name="P14"/>
                <text:p text:style-name="P14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Calibri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Calibri" style:font-name-asian="Calibri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 style:font-name-asian="Calibri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Wingdings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Wingdings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Wingdings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Calibri" style:font-name-asian="Calibri" style:font-name-complex="Times New Roman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Calibri" style:font-name-asian="Calibri" style:font-name-complex="Times New Roman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Calibri" fo:font-weight="bold" style:font-name-asian="Calibri" style:font-weight-asian="bold" style:font-name-complex="Times New Roman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Calibri" fo:font-weight="bold" style:font-name-asian="Calibri" style:font-weight-asian="bold" style:font-name-complex="Times New Roman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Calibri" fo:font-weight="bold" style:font-name-asian="Calibri" style:font-weight-asian="bold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Calibri" fo:font-weight="bold" style:font-name-asian="Calibri" style:font-weight-asian="bold" style:font-name-complex="Times New Roman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1" style:display-name="WW_CharLFO18LVL1" style:family="text">
      <style:text-properties style:font-name="Calibri" fo:font-weight="bold" style:font-name-asian="Calibri" style:font-weight-asian="bold" style:font-name-complex="Times New Roman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dc:description/>
    <dc:subject/>
    <meta:initial-creator>Anna Kardziev</meta:initial-creator>
    <meta:creation-date>2016-04-19T13:56:00Z</meta:creation-date>
    <dc:date>2016-05-03T13:37:24.42</dc:date>
    <meta:editing-cycles>9</meta:editing-cycles>
    <meta:editing-duration>PT19M27S</meta:editing-duration>
    <meta:document-statistic meta:table-count="5" meta:image-count="0" meta:object-count="0" meta:page-count="5" meta:paragraph-count="67" meta:word-count="313" meta:character-count="2320"/>
    <meta:template xlink:type="simple" xlink:actuate="onRequest" xlink:title="" xlink:href="Normal.dotm"/>
  </office:meta>
</office:document-meta>
</file>